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Helvetica,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6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6"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7" style:family="paragraph" style:parent-style-name="Header">
      <style:paragraph-properties fo:text-align="center" style:justify-single-word="false" fo:orphans="2" fo:widows="2" style:snap-to-layout-grid="false" style:writing-mode="lr-tb">
        <style:tab-stops/>
      </style:paragraph-properties>
      <style:text-properties fo:color="#000000" style:font-name="Arial" fo:font-size="13pt" fo:language="ca" fo:country="ES" style:font-name-asian="Times New Roman" style:font-size-asian="13pt" style:font-name-complex="Times New Roman" style:font-size-complex="13pt" style:language-complex="ar" style:country-complex="SA"/>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center" style:justify-single-word="false"/>
    </style:style>
    <style:style style:name="P10"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language="ca" fo:country="ES" style:language-complex="ar" style:country-complex="SA"/>
    </style:style>
    <style:style style:name="T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Avaluació de grup</text:p>
      <text:p text:style-name="P6"/>
      <text:h text:style-name="Heading_20_1" text:outline-level="1">Avaluació de grup</text:h>
      <text:p text:style-name="Text_20_body">El grup ha funcionat correctament, encara que hem arrossegat el problema de la quedada telemàtica durant tot el crèdit. Al final però sempre hem acabat trobant una estona per posar les coses importants en comú , planificar i repartir les tasques de cada EAC entre els membres del grup. Els petits problemes que ens sorgien o els dubtes els resolíem mitjançant el correu electrònic i la llista de Google Groups. D'aquesta forma mai ens quedàvem encallats en un punt , sempre podíem continuar treballant i no perdre temps.<text:line-break/>El membres del grup em treballat en equip, ja que tothom ha col·laborat en cada aspecte del projecte, gracies a això i la bona planificació hem pogut portar el projecte a un bon final.</text:p>
      <text:p text:style-name="Text_20_body">En quant a la feina, es pot dir que al principi varem tenir uns quants problemes els quals es troben recollits al fitxer “<text:span text:style-name="T2">croniques_problematiques.odt</text:span>”. A part d'aquest també varem tenir el problema de proposarnos aprendre nous coneixements amb el crèdit, ens va costar bastant crear el prototip sense comptar amb coneixements previs sobre com realitzar-ho, per sort amb el temps hem adquirits aquests coneixements i els hem posat en pràctica. </text:p>
      <text:p text:style-name="Text_20_body">Un cop resolts aquest problemes hem pogut encaminar el projecte fins a la seva culminació respectant la planificació prevista. </text:p>
      <text:p text:style-name="Text_20_body"><text:span text:style-name="T1">En definitiva, amb aquest crèdit tots </text:span><text:span text:style-name="T7">els</text:span><text:span text:style-name="T1"> membres del grup hem après nous coneixements, a posar en pràctica i ampliar els coneixements adquirits en el curs de</text:span><text:span text:style-name="T5"> </text:span><text:span text:style-name="T4">Desenvolupament d'aplicacions informàtiques</text:span><text:span text:style-name="T1">, i el més important, a treballar en equip per assolir un objectiu comú. </text:span></text:p>
      <text:p text:style-name="Text_20_body"><text:span text:style-name="T1">Esperem que us agradi el nostre projecte.</text:span></text:p>
      <text:p text:style-name="Text_20_body"><text:span text:style-name="T1"/></text:p>
      <text:p text:style-name="P9"><text:span text:style-name="T1">Bon nadal de part de part de l'equip dels Procrastinadors.</text:span></text:p>
      <text:p text:style-name="P2"/>
      <text:p text:style-name="P2"/>
      <text:p text:style-name="P2"/>
      <text:p text:style-name="Text_20_body"/>
      <text:p text:style-name="Text_20_body"/>
      <text:p text:style-name="P2"/>
      <text:h text:style-name="P10"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5">Data</text:p>
          </table:table-cell>
          <table:table-cell table:style-name="Taula5.A1" office:value-type="string">
            <text:p text:style-name="P5">Modificat per:</text:p>
          </table:table-cell>
          <table:table-cell table:style-name="Taula5.C1" office:value-type="string">
            <text:p text:style-name="P5">Modificacions</text:p>
          </table:table-cell>
        </table:table-row>
        <table:table-row>
          <table:table-cell table:style-name="Taula5.A2" office:value-type="date" office:date-value="2011-12-20">
            <text:p text:style-name="P4">20/12/11</text:p>
          </table:table-cell>
          <table:table-cell table:style-name="Taula5.B2" office:value-type="string">
            <text:p text:style-name="P4"><text:span text:style-name="T3">I</text:span><text:span text:style-name="T3">saac Gangolells<text:line-break/>Hector Costa</text:span></text:p>
            <text:p text:style-name="P4">Fran Hermoso</text:p>
          </table:table-cell>
          <table:table-cell table:style-name="Taula5.C2" office:value-type="string">
            <text:p text:style-name="P4">Edició Inicial</text:p>
          </table:table-cell>
        </table:table-row>
        <table:table-row>
          <table:table-cell table:style-name="Taula5.B2" office:value-type="string">
            <text:p text:style-name="P4"/>
          </table:table-cell>
          <table:table-cell table:style-name="Taula5.B2" office:value-type="string">
            <text:p text:style-name="P4"/>
          </table:table-cell>
          <table:table-cell table:style-name="Taula5.C2" office:value-type="string">
            <text:p text:style-name="P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Helvetica,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00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Avaluació de gr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2-20T14:13:46.92</dc:date>
    <meta:editing-duration>PT3H44M36S</meta:editing-duration>
    <meta:editing-cycles>39</meta:editing-cycles>
    <meta:generator>OpenOffice.org/3.3$Win32 OpenOffice.org_project/330m20$Build-9567</meta:generator>
    <meta:document-statistic meta:table-count="1" meta:image-count="0" meta:object-count="0" meta:page-count="2" meta:paragraph-count="17" meta:word-count="300" meta:character-count="1830"/>
  </office:meta>
</office:document-meta>
</file>